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Times New Roman1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text-line-through-style="solid" style:font-name="Times New Roman" style:text-underline-style="none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September 22, 1889</text:p>
      <text:p text:style-name="P2">Month<text:tab/><text:tab/><text:tab/><text:tab/><text:tab/><text:tab/>September</text:p>
      <text:p text:style-name="P2">Year<text:tab/><text:tab/><text:tab/><text:tab/><text:tab/><text:tab/>1889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Consecration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For the consecration of Synagogue/</text:p>
      <text:p text:style-name="P6">Moses Montefiore in Harlem/</text:p>
      <text:p text:style-name="P6">Sep 22nd 1889/</text:p>
      <text:p text:style-name="P6"/>
      <text:p text:style-name="P5">[Page 1]</text:p>
      <text:p text:style-name="P5">Brethren. <text:s/>No one who has the honor of/ the Jewish religion at heart, can sufficiently/ deprecate the unprecedented increase of/ meeting rooms for the ostensible purpose of/ public worship. <text:s/>In Philadelphia they/ multiply disproportionately to their want,/ and I, knowing that, almost reproach my/-self for lending my countenance to such/ irregular assemblages. <text:s/>The defence[sic!] which/ I am allege[sic!] is nevertheless clear. <text:s/>As I/ am powerless to prevent what I consider an/ evil, I seek its mitigation by a brotherly/ counsel in occasional addresses. <text:s/>Failing/ to break up what not infrequently has local/ prejudices for its origin; what injures the interests/ of properly organized and decorously conducted/ synagogues, I try to influence for good men/ and women whom I must own as members/ of my race. <text:s/>By approaching them with/ kindness, I may hope to ward off a national/ stigma--<text:span text:style-name="T2">Hillul kashem</text:span><text:span text:style-name="T3">--the profanation of the/</text:span></text:p>
      <text:p text:style-name="P5"><text:span text:style-name="T3"/></text:p>
      <text:p text:style-name="P5"><text:span text:style-name="T3">[Page 2]</text:span></text:p>
      <text:p text:style-name="P5"><text:span text:style-name="T3">name of God, which shames Israel at/ large./</text:span></text:p>
      <text:p text:style-name="P5"><text:span text:style-name="T3">From all which I can gather, the object that/ I regretfully see in the city of my princi-/-pal exertions, exists also in New York, and/ it has a wider field for its mischievous/ operations, by reason of the </text:span><text:soft-page-break/><text:span text:style-name="T3">population of/ foreign Hebrews flocking therin[sic!] conti-/-nually. <text:s/>Most painfully noticeable/ is the circumstance I lament at the forth-/-coming solemn season of our year, when/ places ill-according with the dignity of/ the Divine services are chosen, and persons/ unqualified to stand as </text:span><text:span text:style-name="T2">Shelich</text:span><text:span text:style-name="T4">è</text:span><text:span text:style-name="T5"> Zibbur</text:span><text:span text:style-name="T6">--/ officiating ministers at the sacred desk--/ offer propitiatory prayers and benedictions./ <text:s/>Now, brethren, it is heartfelt satisfaction/ to me to know that the religious body/ hearing a name deservedly revered where-/-soever the outcasts of Judea dwell, is not/ to be reckoned among objectionable associations,/ with high-sounding titles, but having nothing/</text:span></text:p>
      <text:p text:style-name="P5"><text:span text:style-name="T6"/></text:p>
      <text:p text:style-name="P5"><text:span text:style-name="T6">[Page 3]</text:span></text:p>
      <text:p text:style-name="P5"><text:span text:style-name="T6">to support their claims. <text:s/>The "Moses Monte-/-fiore" is a legitimate </text:span><text:span text:style-name="T5">Kehal Adona</text:span><text:span text:style-name="T4">ï</text:span><text:span text:style-name="T6">--"Congre-/-gation of the Lord"--founded upon the laudable/ wish to build up intelligent "Conservatism" in/ a spot of the great metropolis of free America,/ where Israelites visibly grow very numerous./ <text:s/>The venerable "residue of Israel", to whom the/ glory belongs of having first unfurled the/ banner of the Torah in "new Amsterdam", even/ before "liberty was proclaimed throughout the/ land unto all the inhabitants thereof", </text:span><text:span text:style-name="T5">Shearith</text:span><text:span text:style-name="T6">/ </text:span><text:span text:style-name="T5">Israel</text:span><text:span text:style-name="T6">, I mean, could not anticipate the affi-/-liation of my coreligionists in Harlem. <text:s/>A/ great distance hindered it, while the advisability/ of precluding the formation of discreditable/ gatherings by a becomingly constituted assem-/-blage, must elicit the approval of the old-/-est Sephardic congregation in the United States./ <text:s/>Naturally, my gratification increases because/ the order of service adopted by my brethren/ who now consecrate this building is that of the/</text:span></text:p>
      <text:p text:style-name="P5"><text:span text:style-name="T6"/></text:p>
      <text:p text:style-name="P5"><text:span text:style-name="T6">[Page 4]</text:span></text:p>
      <text:p text:style-name="P5"><text:span text:style-name="T6">school historically famous; the school from/ which sprung poets who nobly sang to/ the Lord; Sages who drew at the fountain/ of the traditions, and formulated a Syna-/-gogal ritual. <text:s/>In the absence of a uniform/ liturgy for the myriads of Israel, whose lot/ Providence has cast in these favored regions,/ that one according to which our Abarbanels,/ our Aboabs, our DeVegas prayed, must be/ preferred to either the Ashkenazic in its lengthy/ and obscurely worded additions, or to the diminu-/-tive hybrids of "Reform," often born of igno-/-rance of the Hebrew language and heresy./ <text:s/>Besides, the general characteristics of the/ Spanish and Portuguese manner of worshipping[sic!]/ are dignity and decorum, traits inherited/ and not forced out by a compulsory silence/ which is death to congregational worship./</text:span></text:p>
      <text:p text:style-name="P5"><text:span text:style-name="T6"><text:tab/>But I have not accepted the invitation/ to participate in these ceremonies with the/ view of disparaging some and sounding the/ praises of others. <text:s/>Empty talk would/</text:span></text:p>
      <text:p text:style-name="P5"><text:span text:style-name="T6"/></text:p>
      <text:p text:style-name="P5"><text:span text:style-name="T6">[Page 5]</text:span></text:p>
      <text:p text:style-name="P5"><text:span text:style-name="T6">be mine, if I did not improve the solemn/ occasion by some suggestive thoughts./ <text:s/>My Brethren. <text:s/>What means the dedication/ of an edifice to the Lord? <text:s/>I understand by/ it the opening of a spiritual intercourse/ between the universal Ruler who vouchsafes/ to let a heavenly ray rest thereupon, and/ His subjects who head before the Shechinah, and/ acknowledge the Divine government./</text:span></text:p>
      <text:p text:style-name="P5"><text:span text:style-name="T6">To that ethereal communion the archprophet/ must have alluded in his golden preaching,/ which is eternally recorded in the book whose/ perusal the faithful are about to complete./ <text:s/>[Hebrew] "</text:span><text:span text:style-name="T5">Thou</text:span><text:span text:style-name="T6"> hast exalted the Lord/ this day"......[Hebrew] "And the Lord/ has exalted </text:span><text:span text:style-name="T5">thee</text:span><text:span text:style-name="T6"> this day." <text:s/>How is that/ mutual glorification effected? <text:s/>Say our Biblical/ expositors: when Israel declare "the Lord is our/ God, the Lord is </text:span><text:span text:style-name="T5">One</text:span><text:span text:style-name="T6">", the holy spirit [Hebrew]/ hovering around them responds: Who is like/ Israel the </text:span><text:span text:style-name="T5">One</text:span><text:span text:style-name="T6"> devotional nation upon earth?"/ When Israel exclaim: "Who is </text:span><text:span text:style-name="T5">like</text:span><text:span text:style-name="T6"> Thee among/</text:span></text:p>
      <text:p text:style-name="P5"><text:span text:style-name="T6"/></text:p>
      <text:p text:style-name="P5"><text:span text:style-name="T6">[Page 6]</text:span></text:p>
      <text:p text:style-name="P5"><text:span text:style-name="T6">the mighty O Lord!", the holy spirit echos/ forth: "Happy thou O Israel! <text:s/>Who is </text:span><text:span text:style-name="T5">like</text:span><text:span text:style-name="T6"> thee a/ people saved by the Lord?." <text:s/>True; Israel/ are not alone the beneficiaries of the Almighty/ extolling His name. <text:s/>Even peoples who bow/ to brutish fetishism mean to magnify the/ Monarch of time; so teach the Talmudists [Hebrew]/ [Hebrew], </text:span><text:span text:style-name="T7">but Israel slav</text:span><text:span text:style-name="T8"> and in Malachi/ we read "from the rising of the sun, </text:span><text:soft-page-break/><text:span text:style-name="T8">even unto </text:span><text:span text:style-name="T7">unto</text:span><text:span text:style-name="T8"> its/ setting my name is great among the gentiles,"/ but Israel stand closer to the Rock of all ages,/ [Hebrew]/ By the law of heredity and by voluntary/ consecration the seed of the patriarchs has chosen/ to cleave to the living Redeemer./</text:span></text:p>
      <text:p text:style-name="P5"><text:span text:style-name="T8">Brothers and sisters in Israel. <text:s/>Will the tendency/ of your organization be luminously to prove/ true that assertion of our seers and sages?/ <text:s/>Will this structure promote a blissful end?/ <text:s/>Will the men and women of my race enjoy/ here the spiritual communion with the Shechinah,/</text:span></text:p>
      <text:p text:style-name="P5"><text:span text:style-name="T8"/></text:p>
      <text:p text:style-name="P5"><text:span text:style-name="T8">[Page 7]</text:span></text:p>
      <text:p text:style-name="P5"><text:span text:style-name="T8">that strengthens the weak in faith, and/ sends them hence to their daily walks of life/ invigorated to pursue right? <text:s/>Will a stream/ of consolation flow here in time of adversity,/ a spring of celestial joy be found in time of/ prosperity? <text:s/>Will this structure be a cement/ to the bond of Union which has uninterruptedly/ kept Israel together through untold vicissitudes--/ [Hebrew]? <text:s/>For that I fervently pray./ <text:s/>Again: I rejoice at being assured that in this/ building an instrument of moral elevation has/ been stored away to be called into daily requisition./ <text:s/>I refer to the teaching of the Torah which the/ young will receive, and of the language dear to/ the adherents of the Torah. <text:s/>The Jew who eager-/-ly wishes the perpetuity of the religion of Sinai/ and of a monotheistic worship free from gentile/ admixture, must prepare, in advance of the syna-/-gogue itself, a spot in which our offspring/ will meet and learn the eventful history of/ their people and the manner of unitedly/ singing to the glory of the Most High who/</text:span></text:p>
      <text:p text:style-name="P5"><text:span text:style-name="T8"/></text:p>
      <text:p text:style-name="P5"><text:span text:style-name="T8">[Page 8]</text:span></text:p>
      <text:p text:style-name="P5"><text:span text:style-name="T8">watched over the preservation of their people./ <text:s/>Mark it my brethren. <text:s/>In our outpourings on/ the great day of Atonement, we often petition/ God to pardon us for the sake of our guileless/ school children [Hebrew]/ Let us care for them, and God's blessing will/ be ours. <text:s/>Let us care for them, because in accord-/-ance with the precept and example obtained, they/ will become either our builders or our destroyers./ <text:s/>May the creatures issuing from the diligent super-/-vision of "the Congregation Moses Montefiore," rise/ like central pillars in the religious edifice of an intelligent "conservatism." <text:s/>May the impres-/-sion created by the consecration of a house of God,/ stir up the hearts of many Jewish inhabitants/ of Harlem to enrol[sic!] their names among the/ attendants at the worship tendered here to the/ Almighty, and among the practical supporters/ of the religious tuition imparted to the young./ <text:s/>Then will the entreaty of the Psalmist be fulfilled;/ our sons growing like plants well tended in their/</text:span></text:p>
      <text:p text:style-name="P5"><text:span text:style-name="T8"/></text:p>
      <text:p text:style-name="P5"><text:span text:style-name="T8">[Page 9]</text:span></text:p>
      <text:p text:style-name="P5"><text:span text:style-name="T8">youth, our daughters becoming like polished/ corner stones that sustain and beautify the/ Temple of the One God. <text:s/>"Oh happy the/ people who shall fare thus, happy the peo-/-ple whose God is the Lord" [Hebrew]/ [Hebrew]/ (Here followed a conservative prayer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5T11:11:17.47</meta:creation-date>
    <meta:document-statistic meta:table-count="0" meta:image-count="0" meta:object-count="0" meta:page-count="4" meta:paragraph-count="86" meta:word-count="1476" meta:character-count="9460"/>
    <dc:date>2012-08-15T13:03:30.18</dc:date>
    <dc:creator>Penn Libraries</dc:creator>
    <meta:editing-duration>PT00H04M51S</meta:editing-duration>
    <meta:editing-cycles>1</meta:editing-cycles>
    <meta:generator>OpenOffice.org/3.2$Win32 OpenOffice.org_project/320m12$Build-9483</meta:generator>
  </office:meta>
</office:document-meta>
</file>